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Math" fo:font-size="14pt" fo:font-weight="bold" officeooo:rsid="000e52ab" officeooo:paragraph-rsid="000e52a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in Modern Math" fo:font-size="14pt" fo:font-weight="bold" officeooo:rsid="000e52ab" officeooo:paragraph-rsid="000e7f4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atin Modern Math" fo:font-size="14pt" fo:font-weight="normal" officeooo:rsid="000e52ab" officeooo:paragraph-rsid="000e52a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atin Modern Math" fo:font-size="14pt" fo:font-weight="normal" officeooo:rsid="000e52ab" officeooo:paragraph-rsid="000e52a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atin Modern Math" fo:font-size="14pt" fo:font-weight="normal" officeooo:rsid="00125c34" officeooo:paragraph-rsid="00125c3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atin Modern Math" fo:font-size="14pt" fo:font-style="italic" fo:font-weight="normal" officeooo:rsid="000f9c6a" officeooo:paragraph-rsid="000f9c6a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atin Modern Math" fo:font-size="14pt" fo:font-style="italic" fo:font-weight="normal" officeooo:rsid="00110dbd" officeooo:paragraph-rsid="00110dbd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atin Modern Math" fo:font-size="14pt" fo:font-style="italic" fo:font-weight="normal" officeooo:rsid="00110dbd" officeooo:paragraph-rsid="00110dbd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Latin Modern Math" fo:font-size="14pt" fo:font-style="italic" fo:font-weight="normal" officeooo:rsid="00110dbd" officeooo:paragraph-rsid="00110dbd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atin Modern Math" fo:font-size="16pt" fo:font-weight="bold" officeooo:rsid="000e52ab" officeooo:paragraph-rsid="000e52a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atin Modern Math" fo:font-size="16pt" fo:font-weight="bold" officeooo:rsid="000f9c6a" officeooo:paragraph-rsid="000f9c6a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atin Modern Math" fo:font-size="16pt" fo:font-style="normal" fo:font-weight="bold" officeooo:rsid="000f9c6a" officeooo:paragraph-rsid="000f9c6a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atin Modern Math" fo:font-size="16pt" fo:font-style="normal" fo:font-weight="bold" officeooo:rsid="00110dbd" officeooo:paragraph-rsid="00110db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atin Modern Math" fo:font-size="16pt" fo:font-style="normal" fo:font-weight="bold" officeooo:rsid="00125c34" officeooo:paragraph-rsid="00125c34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2pt" officeooo:rsid="000f2e86" style:font-size-asian="10.5pt" style:font-size-complex="12pt"/>
    </style:style>
    <style:style style:name="T2" style:family="text">
      <style:text-properties officeooo:rsid="0012a2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10">Les réseaux électriques intelligents :</text:p>
      <text:p text:style-name="P10">Une solution pour la gestion de l’énergie</text:p>
      <text:p text:style-name="P1"/>
      <text:p text:style-name="P3"/>
      <text:p text:style-name="P4"><text:tab/>Le problème de la production et de la gestion de l’énergie est un problème plus que d’actualité qui m’a amené à me questionner sur les solutions pouvant y répondre. Je trouve en effet qu’on ne peut s’envisager sereinement l’avenir que si nous possédons un système de production et de gestion durable de notre énergie pouvant faire face à un grand nombre d’imprévu. Les réseaux électriques intelligents m’ont paru être une solution pertinente et un sujet d’étude intéressant.</text:p>
      <text:p text:style-name="P5">En plus de proposer une modélisation informatique d’un réseaux grâce à la théorie des graphes, nous verrons quelles sont les contraintes physique auxquelles nous devons nous confronter <text:span text:style-name="T2">lors de la mise</text:span> en place de tel système.</text:p>
      <text:p text:style-name="P4"/>
      <text:p text:style-name="P4"/>
      <text:p text:style-name="P11">Positionnement thématique</text:p>
      <text:p text:style-name="P6">INFORMATIQUE (théorie des graphes) </text:p>
      <text:p text:style-name="P6"/>
      <text:p text:style-name="P12">Mots-clés </text:p>
      <text:p text:style-name="P7">Graphes</text:p>
      <text:p text:style-name="P7">Simulation</text:p>
      <text:p text:style-name="P7">Réseaux intelligents</text:p>
      <text:p text:style-name="P13"/>
      <text:p text:style-name="P14">Bibliographie commentée </text:p>
      <text:p text:style-name="P14"/>
      <text:p text:style-name="P14">Problématique retenue </text:p>
      <text:p text:style-name="P14"/>
      <text:p text:style-name="P14">Objectifs du TIPE du candidat</text:p>
      <text:p text:style-name="P14"/>
      <text:p text:style-name="P14">Références bibliographique</text:p>
      <text:p text:style-name="P8"/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6:04:06.267239381</meta:creation-date>
    <dc:date>2022-11-17T16:46:20.418515645</dc:date>
    <meta:editing-duration>PT21M20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" meta:paragraph-count="14" meta:word-count="147" meta:character-count="987" meta:non-whitespace-character-count="849"/>
  </office:meta>
</office:document-meta>
</file>